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18a" officeooo:paragraph-rsid="001371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implentation achieves O(1) for remove() because we are using a node, <text:s/>is being used as a temporary so it stays consistent. Because we are pointing them to other objects.</text:p>
      <text:p text:style-name="P1"/>
      <text:p text:style-name="P1"/>
      <text:p text:style-name="P1">For add it ultimately depends on the size of the linked list because we dont know if its null or not, while for remove it depend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8:27:39.505624169</meta:creation-date>
    <dc:date>2018-11-02T18:31:33.252488987</dc:date>
    <meta:editing-duration>PT3M5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56" meta:character-count="303" meta:non-whitespace-character-count="247"/>
  </office:meta>
</office:document-meta>
</file>